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95503135134049861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73034281380230869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62559035500632260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43489029673876316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9827952939015647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54684523954493330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33403163609404501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1965200854117406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391204" text:continue-list="list433403163609404501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45875677940462580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9118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38226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37170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364334"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383284"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6010297053028489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70171268739733815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5730699792369149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85520"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711676840362681242"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66011017360785684"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704588886837990739" text:style-name="L15">
        <text:list-item>
          <text:list>
            <text:list-header>
              <text:p text:style-name="P183">1.5 miles averaging about 9:40/mile and rest 1 min</text:p>
            </text:list-header>
          </text:list>
        </text:list-item>
      </text:list>
      <text:p text:style-name="P24">1 mile in 8:26 and rest 2 min</text:p>
      <text:list xml:id="list71835166992008003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07478658652340095"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64702"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51725588984244010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78922908535402581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64781901203973713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391547" text:continue-list="list7789229085354025811" text:style-name="L19">
        <text:list-item>
          <text:list>
            <text:list-header>
              <text:p text:style-name="P187">(Pace*HR)=1240</text:p>
            </text:list-header>
          </text:list>
        </text:list-item>
      </text:list>
      <text:list xml:id="list35375238" text:continue-list="list1517255889842440105" text:style-name="L18">
        <text:list-item>
          <text:list>
            <text:list-header>
              <text:p text:style-name="P186">2 miles at 10:46/mile Ave HR= 121 bpm and rest a few minutes</text:p>
            </text:list-header>
          </text:list>
        </text:list-item>
      </text:list>
      <text:list xml:id="list35375983" text:continue-list="list3539154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36333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98396447630128530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01415268631929202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681850106262704732"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02658733837405176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2995774510175380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0029979109796210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89507"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6082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97970163617798811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73936966204509323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02677399831659239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0614659789667086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3869907736828355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84914016080149230" text:style-name="L32">
        <text:list-item>
          <text:list>
            <text:list-header>
              <text:p text:style-name="P197">0.25 miles in 2:54</text:p>
              <text:p text:style-name="P197">1 mile in 9:21 going faster as I ran and ending at around 8:30 pace</text:p>
            </text:list-header>
          </text:list>
        </text:list-item>
      </text:list>
      <text:list xml:id="list636043548990285967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4271715583218226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6944517496578510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50114295689502626"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59712122227739187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2.2<text:span text:style-name="T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84261443929619054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ext:soft-page-break/>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0T15:11:37.71</dc:date>
    <dc:creator>James Lombardi</dc:creator>
    <meta:editing-duration>P28DT3H35M53S</meta:editing-duration>
    <meta:editing-cycles>2067</meta:editing-cycles>
    <meta:generator>OpenOffice/4.1.2$Win32 OpenOffice.org_project/412m3$Build-9782</meta:generator>
    <meta:document-statistic meta:table-count="0" meta:image-count="9" meta:object-count="0" meta:page-count="205" meta:paragraph-count="5966" meta:word-count="64602" meta:character-count="330955"/>
  </office:meta>
</office:document-meta>
</file>